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officeooo:paragraph-rsid="0019deae"/>
    </style:style>
    <style:style style:name="T1" style:family="text">
      <style:text-properties officeooo:rsid="0019dea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Implementation of an ICMP-Based Covert Channel for File and Message Transfer </text:h>
      <text:p text:style-name="Text_20_body"/>
      <text:p text:style-name="Text_20_body">Covert channels exist in most communications systems and allow individuals to communicate truly undetectable. However, covert channels are rarely used due to their complexity. </text:p>
      <text:p text:style-name="Text_20_body"/>
      <text:p text:style-name="Text_20_body">A tool has been implemented based on the proposed covert channel. It uses a client/server technology to offer a hidden version of the well known File Transfer Protocol (FTP) service </text:p>
      <text:p text:style-name="Text_20_body"/>
      <text:p text:style-name="Text_20_body">the tool offers a hidden SMS service (HSMS) allowing to send hidden short messages. </text:p>
      <text:p text:style-name="Text_20_body"/>
      <text:p text:style-name="Text_20_body">I. INTRODUCTION </text:p>
      <text:p text:style-name="Text_20_body">Instead of hiding the information of a message one could alternatively hide the very existence of the traffic; in other words, instead of cryptography one resorts to steganography. </text:p>
      <text:p text:style-name="Text_20_body"/>
      <text:p text:style-name="Text_20_body">we propose a covert channel; our implementation offers two services: concealed file download and upload and concealed short messages. </text:p>
      <text:p text:style-name="Text_20_body"/>
      <text:p text:style-name="Text_20_body">II. RELATED WORK </text:p>
      <text:p text:style-name="Text_20_body">The concept of a covert channel was first introduced by Lampson [1] as a channel that is used for information transmission, but that is not designed nor intended for communication </text:p>
      <text:p text:style-name="Text_20_body"/>
      <text:p text:style-name="Text_20_body">Compared to the current covert channels, our proposed covert channels is more practical and robust since it combines the simplicity of ICMP tunnelling and the undetectability of the TCP/IP covert channel. In fact, the ordinary ICMP covert channel involves storing hidden data and messages in the data fields of the ICMP packets </text:p>
      <text:p text:style-name="Text_20_body"/>
      <text:p text:style-name="Text_20_body">The existence of hidden data and messages in such data fields can be easily identified, since ICMP packets usually do not carry data inside their data fields. However, our proposed covert channel does not use the data fields of the ICMP packets. It uses the fields of the IP header option. </text:p>
      <text:p text:style-name="Text_20_body"/>
      <text:p text:style-name="Text_20_body"><text:span text:style-name="T1">III<text:tab/></text:span>THE FIELDS OF THE IP HEADER OPTION </text:p>
      <text:p text:style-name="Text_20_body">In the IP header of an IP packet, the IP options field is not required in every datagram. Options are included primarily for network testing or debugging </text:p>
      <text:p text:style-name="Text_20_body"/>
      <text:p text:style-name="Text_20_body"><text:soft-page-break/>The IP header option field has the following structure for all the types of options: </text:p>
      <text:p text:style-name="Text_20_body"/>
      <text:p text:style-name="Text_20_body">There are eight possible options that can accompany an IP datagram; most options are used for control purposes. </text:p>
      <text:p text:style-name="Text_20_body"/>
      <text:p text:style-name="Text_20_body">The routing and timestamp options are most interesting because they provide a way to monitor or control how internet gateways route datagrams </text:p>
      <text:p text:style-name="Text_20_body"/>
      <text:p text:style-name="Text_20_body">The Code field contains the option number and option class </text:p>
      <text:p text:style-name="Text_20_body"/>
      <text:p text:style-name="Text_20_body">IV. COVERT CHANNELS BASED ON THE RECORD ROUTE IP OPTION </text:p>
      <text:p text:style-name="Text_20_body">When the IP header option designates a record route, the fields Code and Pointer should be set to the values 7 and 4, respectively. The maximum value in the field Length should be 39. On its way to the destination any packet with such IP header option would ask each router it passes to write its IP address into the 4-bytes field pointed to by Pointer (Figure 2. ) and to increment Pointer by 4. </text:p>
      <text:p text:style-name="Text_20_body"/>
      <text:p text:style-name="Text_20_body">if the value of Pointer becomes greater than the value of Length, then no more routers can store their IP addresses in the IP header option. </text:p>
      <text:p text:style-name="Text_20_body"/>
      <text:p text:style-name="Text_20_body">If we set the initial value of Pointer greater than the value of Length, then no router can write its IP address into the header option, and we can use up to 36 bytes of the IP header option to store hidden data. </text:p>
      <text:p text:style-name="Text_20_body"/>
      <text:p text:style-name="Text_20_body">VII. <text:tab/>SECURITY CONSIDERATIONS AND LIMITATIONS </text:p>
      <text:p text:style-name="Text_20_body">The bandwidth of the proposed covert channel is rather low up to 34 data bytes may be sent in one packet. In order to send a large message or file, one would need to send quite a number of ICMP packets. However, an unusual number of such packets might arouse suspicion. </text:p>
      <text:p text:style-name="Text_20_body"/>
      <text:p text:style-name="Text_20_body">In order to mitigate such suspicion the covert channel uses many types of ICMP packets, such as echo ICMP packets and timestamp ICMP packets. </text:p>
      <text:p text:style-name="Text_20_body"/>
      <text:p text:style-name="Text_20_body">We point at some issued that need to be addressed: </text:p>
      <text:list text:style-name="L1">
        <text:list-item>
          <text:p text:style-name="P1">a firewall on the path could be configured to eliminate traffic of that kind at all; in this case our covert channel cannot be used </text:p>
        </text:list-item>
        <text:list-item>
          <text:p text:style-name="P1">an intrusion detection system might flag such traffic as attack and raise an alarm; in this case the channel no longer covert. </text:p>
        </text:list-item>
        <text:list-item>
          <text:p text:style-name="P1"><text:soft-page-break/>an attacker who is prepared to watch specifically for our covert channel will detect its presence; </text:p>
        </text:list-item>
      </text:list>
      <text:p text:style-name="P2">Finally, we also point out that our proposal does not provide any kind of integrity checking (mostly in order to save bandwidth); this is currently left to the application of the channel. </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7T20:52:00.359000000</meta:creation-date>
    <dc:date>2025-03-27T20:59:25.318000000</dc:date>
    <meta:editing-duration>PT7M25S</meta:editing-duration>
    <meta:editing-cycles>1</meta:editing-cycles>
    <meta:generator>LibreOffice/7.5.7.1$Windows_X86_64 LibreOffice_project/47eb0cf7efbacdee9b19ae25d6752381ede23126</meta:generator>
    <meta:document-statistic meta:table-count="0" meta:image-count="0" meta:object-count="0" meta:page-count="3" meta:paragraph-count="29" meta:word-count="706" meta:character-count="4124" meta:non-whitespace-character-count="3420"/>
  </office:meta>
</office:document-meta>
</file>